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1.4cm" style:rel-column-width="6463*"/>
    </style:style>
    <style:style style:name="Tableau1.B" style:family="table-column">
      <style:table-column-properties style:column-width="5.6cm" style:rel-column-width="3175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5.406cm" table:align="margins"/>
    </style:style>
    <style:style style:name="Tableau2.A" style:family="table-column">
      <style:table-column-properties style:column-width="5.406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5.406cm" table:align="margins"/>
    </style:style>
    <style:style style:name="Tableau3.A" style:family="table-column">
      <style:table-column-properties style:column-width="2.704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406cm" table:align="margins"/>
    </style:style>
    <style:style style:name="Tableau4.A" style:family="table-column">
      <style:table-column-properties style:column-width="2.704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406cm" table:align="margins"/>
    </style:style>
    <style:style style:name="Tableau5.A" style:family="table-column">
      <style:table-column-properties style:column-width="2.704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5.406cm" table:align="margins"/>
    </style:style>
    <style:style style:name="Tableau2.A" style:family="table-column">
      <style:table-column-properties style:column-width="5.406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5.406cm" table:align="margins"/>
    </style:style>
    <style:style style:name="Tableau3.A" style:family="table-column">
      <style:table-column-properties style:column-width="2.704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406cm" table:align="margins"/>
    </style:style>
    <style:style style:name="Tableau4.A" style:family="table-column">
      <style:table-column-properties style:column-width="2.704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406cm" table:align="margins"/>
    </style:style>
    <style:style style:name="Tableau5.A" style:family="table-column">
      <style:table-column-properties style:column-width="2.704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1.5pt solid #000000" fo:border-bottom="none"/>
      <style:text-properties officeooo:rsid="000fe7fb" officeooo:paragraph-rsid="000fe7fb"/>
    </style:style>
    <style:style style:name="P2" style:family="paragraph" style:parent-style-name="Heading_20_1">
      <style:paragraph-properties fo:text-align="center" style:justify-single-word="false"/>
      <style:text-properties style:font-name="Cambria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break-before="page"/>
      <style:text-properties officeooo:rsid="0009c932" officeooo:paragraph-rsid="0009c932"/>
    </style:style>
    <style:style style:name="P5" style:family="paragraph" style:parent-style-name="Standard">
      <style:text-properties officeooo:rsid="0009c932" officeooo:paragraph-rsid="0009c932"/>
    </style:style>
    <style:style style:name="P6" style:family="paragraph" style:parent-style-name="Standard">
      <style:text-properties officeooo:paragraph-rsid="0009c932"/>
    </style:style>
    <style:style style:name="P7" style:family="paragraph" style:parent-style-name="Standard">
      <style:text-properties style:font-name="Courier New" fo:font-size="10pt" officeooo:rsid="0009c932" officeooo:paragraph-rsid="0009c932" style:font-size-asian="10pt" style:font-size-complex="10pt"/>
    </style:style>
    <style:style style:name="P8" style:family="paragraph" style:parent-style-name="Table_20_Contents">
      <style:text-properties officeooo:rsid="0009c932" officeooo:paragraph-rsid="0009c932"/>
    </style:style>
    <style:style style:name="T1" style:family="text">
      <style:text-properties officeooo:rsid="000c7d32"/>
    </style:style>
    <style:style style:name="T2" style:family="text">
      <style:text-properties officeooo:rsid="000da999"/>
    </style:style>
    <style:style style:name="T3" style:family="text">
      <style:text-properties officeooo:rsid="000e58b7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/>
    </style:style>
    <style:style style:name="T6" style:family="text">
      <style:text-properties fo:color="#ff0000" loext:opacity="100%"/>
    </style:style>
    <style:style style:name="T7" style:family="text">
      <style:text-properties fo:color="#000080" loext:opacity="100%"/>
    </style:style>
    <style:style style:name="T8" style:family="text">
      <style:text-properties fo:color="#0000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iches Patients – Correction Ancien Régime</text:h>
      <table:table table:name="Tableau1" table:style-name="Tableau1">
        <table:table-column table:style-name="Tableau1.A"/>
        <table:table-column table:style-name="Tableau1.B"/>
        <table:table-row table:style-name="TableLine94338995793584">
          <table:table-cell table:style-name="Tableau1.A1" office:value-type="string">
            <text:p text:style-name="P7">PP Fiches_Patients</text:p>
            <text:p text:style-name="P7">Proc Remplir(noms, np)</text:p>
            <text:p text:style-name="P7">Répéter</text:p>
            <text:p text:style-name="P7"><text:s text:c="2"/>Ecrire("Patient à chercher ? ")</text:p>
            <text:p text:style-name="P7"><text:s text:c="2"/>Lire(nom_patient)</text:p>
            <text:p text:style-name="P7"><text:s text:c="2"/>nf ← Fn Recherche(noms, np, nom_patient)</text:p>
            <text:p text:style-name="P7"><text:s text:c="2"/><text:span text:style-name="T2">Si nf = 0 Alors</text:span></text:p>
            <text:p text:style-name="P7"><text:s text:c="4"/><text:span text:style-name="T2">Ecrire("Le patient est introuvable")</text:span></text:p>
            <text:p text:style-name="P7"><text:s text:c="2"/><text:span text:style-name="T2">Sinon</text:span></text:p>
            <text:p text:style-name="P7"><text:s text:c="4"/><text:span text:style-name="T2">Ecrire("Fiche n°", nf)</text:span></text:p>
            <text:p text:style-name="P7"><text:s text:c="2"/><text:span text:style-name="T2">Fin Si</text:span></text:p>
            <text:p text:style-name="P7">Jusqu'à Majus(nom_patient) = "FIN"</text:p>
            <text:p text:style-name="P7">Fin</text:p>
          </table:table-cell>
          <table:table-cell table:style-name="Tableau1.B1" office:value-type="string">
            <table:table table:name="Tableau2" table:style-name="Tableau2">
              <table:table-column table:style-name="Tableau2.A"/>
              <table:table-row table:style-name="TableLine94338974867104">
                <table:table-cell table:style-name="Tableau2.A1" office:value-type="string">
                  <text:p text:style-name="P8">TDNT</text:p>
                </table:table-cell>
              </table:table-row>
              <table:table-row table:style-name="TableLine94338974867104">
                <table:table-cell table:style-name="Tableau2.A2" office:value-type="string">
                  <text:p text:style-name="P8">Tab = tableau de 100 chaine</text:p>
                </table:table-cell>
              </table:table-row>
            </table:table>
            <text:p text:style-name="P8">TDOG</text:p>
            <table:table table:name="Tableau3" table:style-name="Tableau3">
              <table:table-column table:style-name="Tableau3.A" table:number-columns-repeated="2"/>
              <table:table-row table:style-name="TableLine94338994113680">
                <table:table-cell table:style-name="Tableau3.A1" office:value-type="string">
                  <text:p text:style-name="P8">O</text:p>
                </table:table-cell>
                <table:table-cell table:style-name="Tableau3.B1" office:value-type="string">
                  <text:p text:style-name="P8">T/N</text:p>
                </table:table-cell>
              </table:table-row>
              <table:table-row table:style-name="TableLine94338994113680">
                <table:table-cell table:style-name="Tableau3.A2" office:value-type="string">
                  <text:p text:style-name="P8">noms</text:p>
                  <text:p text:style-name="P8">np, <text:span text:style-name="T3">nf</text:span></text:p>
                  <text:p text:style-name="P8">nom_patient</text:p>
                </table:table-cell>
                <table:table-cell table:style-name="Tableau3.B2" office:value-type="string">
                  <text:p text:style-name="P8">Tab</text:p>
                  <text:p text:style-name="P8">entier</text:p>
                  <text:p text:style-name="P8">chaine</text:p>
                </table:table-cell>
              </table:table-row>
            </table:table>
            <text:p text:style-name="Table_20_Contents"/>
          </table:table-cell>
        </table:table-row>
        <table:table-row table:style-name="TableLine94338995793584">
          <table:table-cell table:style-name="Tableau1.A1" office:value-type="string">
            <text:p text:style-name="P7">DEF Proc Remplir(var t : tab ; var n : entier)</text:p>
            <text:p text:style-name="P7"><text:s text:c="2"/>Répéter</text:p>
            <text:p text:style-name="P7"><text:s text:c="4"/>Ecrire("Donner le Nbre de Patients ? ")</text:p>
            <text:p text:style-name="P7"><text:s text:c="4"/>Lire(n)</text:p>
            <text:p text:style-name="P7"><text:s text:c="2"/>Jusqu'à (3 ≤ n ≤ 100)</text:p>
            <text:p text:style-name="P7"><text:s text:c="2"/>Pour i de 1 à n Faire</text:p>
            <text:p text:style-name="P7"><text:s text:c="4"/>Répéter</text:p>
            <text:p text:style-name="P7"><text:s text:c="6"/>Ecrire("Patient n°", i, " ? ") ; Lire(t[i])</text:p>
            <text:p text:style-name="P7"><text:s text:c="4"/>Jusqu'à Recherche(t, i-1, t[i]) = 0</text:p>
            <text:p text:style-name="P7"><text:s text:c="2"/>Fin Pour</text:p>
            <text:p text:style-name="P7">Fin</text:p>
          </table:table-cell>
          <table:table-cell table:style-name="Tableau1.A1" office:value-type="string">
            <text:p text:style-name="P8">TDOL</text:p>
            <table:table table:name="Tableau4" table:style-name="Tableau4">
              <table:table-column table:style-name="Tableau4.A" table:number-columns-repeated="2"/>
              <table:table-row table:style-name="TableLine94338905454544">
                <table:table-cell table:style-name="Tableau4.A1" office:value-type="string">
                  <text:p text:style-name="P8">O</text:p>
                </table:table-cell>
                <table:table-cell table:style-name="Tableau4.B1" office:value-type="string">
                  <text:p text:style-name="P8">T/N</text:p>
                </table:table-cell>
              </table:table-row>
              <table:table-row table:style-name="TableLine94338905454544">
                <table:table-cell table:style-name="Tableau4.A2" office:value-type="string">
                  <text:p text:style-name="P8">i</text:p>
                </table:table-cell>
                <table:table-cell table:style-name="Tableau4.B2" office:value-type="string">
                  <text:p text:style-name="P8">entier</text:p>
                </table:table-cell>
              </table:table-row>
            </table:table>
            <text:p text:style-name="P6"/>
          </table:table-cell>
        </table:table-row>
        <table:table-row table:style-name="TableLine94338995793584">
          <table:table-cell table:style-name="Tableau1.A1" office:value-type="string">
            <text:p text:style-name="P7">DEF Fn Recherche(t:tab ; n:entier ; v:chaine):entier</text:p>
            <text:p text:style-name="P7"><text:s text:c="2"/>p ← 0</text:p>
            <text:p text:style-name="P7"><text:s text:c="2"/>i ← 1</text:p>
            <text:p text:style-name="P7"><text:s text:c="2"/>TantQue (i ≤ n) et (p = 0) Faire</text:p>
            <text:p text:style-name="P7"><text:s text:c="4"/>Si <text:span text:style-name="T1">Majus(</text:span>t[i]<text:span text:style-name="T1">)</text:span> = <text:span text:style-name="T1">Majus(</text:span>v<text:span text:style-name="T1">)</text:span> Alors</text:p>
            <text:p text:style-name="P7"><text:s text:c="6"/>p ← i</text:p>
            <text:p text:style-name="P7"><text:s text:c="4"/>Sinon</text:p>
            <text:p text:style-name="P7"><text:s text:c="6"/>i ← i + 1</text:p>
            <text:p text:style-name="P7"><text:s text:c="4"/>Fin Si</text:p>
            <text:p text:style-name="P7"><text:s text:c="2"/>Fin TantQue</text:p>
            <text:p text:style-name="P7"><text:s text:c="2"/>Recherche ← p</text:p>
            <text:p text:style-name="P7">Fin</text:p>
          </table:table-cell>
          <table:table-cell table:style-name="Tableau1.A1" office:value-type="string">
            <text:p text:style-name="P8">TDOL</text:p>
            <table:table table:name="Tableau5" table:style-name="Tableau5">
              <table:table-column table:style-name="Tableau5.A" table:number-columns-repeated="2"/>
              <table:table-row table:style-name="TableLine94339002558448">
                <table:table-cell table:style-name="Tableau5.A1" office:value-type="string">
                  <text:p text:style-name="P8">O</text:p>
                </table:table-cell>
                <table:table-cell table:style-name="Tableau5.B1" office:value-type="string">
                  <text:p text:style-name="P8">T/N</text:p>
                </table:table-cell>
              </table:table-row>
              <table:table-row table:style-name="TableLine94339002558448">
                <table:table-cell table:style-name="Tableau5.A2" office:value-type="string">
                  <text:p text:style-name="P8">p, i</text:p>
                </table:table-cell>
                <table:table-cell table:style-name="Tableau5.B2" office:value-type="string">
                  <text:p text:style-name="P8">entier</text:p>
                </table:table-cell>
              </table:table-row>
            </table:table>
            <text:p text:style-name="P6"/>
          </table:table-cell>
        </table:table-row>
      </table:table>
      <text:p text:style-name="P5"/>
      <text:p text:style-name="P5"/>
      <text:p text:style-name="P4"><text:span text:style-name="Source_20_Text"><text:span text:style-name="T5">program </text:span></text:span><text:span text:style-name="Source_20_Text"><text:span text:style-name="T4">fiches_patients</text:span></text:span><text:span text:style-name="Source_20_Text"><text:span text:style-name="T6">;</text:span></text:span></text:p>
      <text:p text:style-name="Preformatted_20_Text"><text:span text:style-name="Source_20_Text"><text:span text:style-name="T5">type</text:span></text:span></text:p>
      <text:p text:style-name="Preformatted_20_Text"><text:span text:style-name="Source_20_Text"><text:span text:style-name="T4"><text:s text:c="2"/>tab </text:span></text:span><text:span text:style-name="Source_20_Text"><text:span text:style-name="T6">= </text:span></text:span><text:span text:style-name="Source_20_Text"><text:span text:style-name="T5">array </text:span></text:span><text:span text:style-name="Source_20_Text"><text:span text:style-name="T6">[</text:span></text:span><text:span text:style-name="Source_20_Text"><text:span text:style-name="T7">1</text:span></text:span><text:span text:style-name="Source_20_Text"><text:span text:style-name="T6">..</text:span></text:span><text:span text:style-name="Source_20_Text"><text:span text:style-name="T7">100</text:span></text:span><text:span text:style-name="Source_20_Text"><text:span text:style-name="T6">] </text:span></text:span><text:span text:style-name="Source_20_Text"><text:span text:style-name="T5">of string</text:span></text:span><text:span text:style-name="Source_20_Text"><text:span text:style-name="T6">;</text:span></text:span></text:p>
      <text:p text:style-name="Preformatted_20_Text"/>
      <text:p text:style-name="Preformatted_20_Text"><text:span text:style-name="Source_20_Text"><text:span text:style-name="T5">Function </text:span></text:span><text:span text:style-name="Source_20_Text"><text:span text:style-name="T4">Recherche</text:span></text:span><text:span text:style-name="Source_20_Text"><text:span text:style-name="T6">(</text:span></text:span><text:span text:style-name="Source_20_Text"><text:span text:style-name="T4">t</text:span></text:span><text:span text:style-name="Source_20_Text"><text:span text:style-name="T6">:</text:span></text:span><text:span text:style-name="Source_20_Text"><text:span text:style-name="T4">tab</text:span></text:span><text:span text:style-name="Source_20_Text"><text:span text:style-name="T6">;</text:span></text:span><text:span text:style-name="Source_20_Text"><text:span text:style-name="T4">n</text:span></text:span><text:span text:style-name="Source_20_Text"><text:span text:style-name="T6">:</text:span></text:span><text:span text:style-name="Source_20_Text"><text:span text:style-name="T4">integer</text:span></text:span><text:span text:style-name="Source_20_Text"><text:span text:style-name="T6">;</text:span></text:span><text:span text:style-name="Source_20_Text"><text:span text:style-name="T4">v</text:span></text:span><text:span text:style-name="Source_20_Text"><text:span text:style-name="T6">:</text:span></text:span><text:span text:style-name="Source_20_Text"><text:span text:style-name="T5">string</text:span></text:span><text:span text:style-name="Source_20_Text"><text:span text:style-name="T6">):</text:span></text:span><text:span text:style-name="Source_20_Text"><text:span text:style-name="T4">integer</text:span></text:span><text:span text:style-name="Source_20_Text"><text:span text:style-name="T6">;</text:span></text:span></text:p>
      <text:p text:style-name="Preformatted_20_Text"><text:span text:style-name="Source_20_Text"><text:span text:style-name="T5">Var</text:span></text:span></text:p>
      <text:p text:style-name="Preformatted_20_Text"><text:span text:style-name="Source_20_Text"><text:span text:style-name="T4"><text:s text:c="2"/>i</text:span></text:span><text:span text:style-name="Source_20_Text"><text:span text:style-name="T6">, </text:span></text:span><text:span text:style-name="Source_20_Text"><text:span text:style-name="T4">p</text:span></text:span><text:span text:style-name="Source_20_Text"><text:span text:style-name="T6">: </text:span></text:span><text:span text:style-name="Source_20_Text"><text:span text:style-name="T4">integer</text:span></text:span><text:span text:style-name="Source_20_Text"><text:span text:style-name="T6">;</text:span></text:span></text:p>
      <text:p text:style-name="Preformatted_20_Text"><text:span text:style-name="Source_20_Text"><text:span text:style-name="T5">Begin</text:span></text:span></text:p>
      <text:p text:style-name="Preformatted_20_Text"><text:span text:style-name="Source_20_Text"><text:span text:style-name="T4"><text:s text:c="2"/>p </text:span></text:span><text:span text:style-name="Source_20_Text"><text:span text:style-name="T6">:= </text:span></text:span><text:span text:style-name="Source_20_Text"><text:span text:style-name="T7">0</text:span></text:span><text:span text:style-name="Source_20_Text"><text:span text:style-name="T6">; </text:span></text:span><text:span text:style-name="Source_20_Text"><text:span text:style-name="T4">i </text:span></text:span><text:span text:style-name="Source_20_Text"><text:span text:style-name="T6">:= </text:span></text:span><text:span text:style-name="Source_20_Text"><text:span text:style-name="T7">1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While </text:span></text:span><text:span text:style-name="Source_20_Text"><text:span text:style-name="T6">(</text:span></text:span><text:span text:style-name="Source_20_Text"><text:span text:style-name="T4">i </text:span></text:span><text:span text:style-name="Source_20_Text"><text:span text:style-name="T6">&lt;= </text:span></text:span><text:span text:style-name="Source_20_Text"><text:span text:style-name="T4">n</text:span></text:span><text:span text:style-name="Source_20_Text"><text:span text:style-name="T6">) </text:span></text:span><text:span text:style-name="Source_20_Text"><text:span text:style-name="T5">and </text:span></text:span><text:span text:style-name="Source_20_Text"><text:span text:style-name="T6">(</text:span></text:span><text:span text:style-name="Source_20_Text"><text:span text:style-name="T4">p </text:span></text:span><text:span text:style-name="Source_20_Text"><text:span text:style-name="T6">= </text:span></text:span><text:span text:style-name="Source_20_Text"><text:span text:style-name="T7">0</text:span></text:span><text:span text:style-name="Source_20_Text"><text:span text:style-name="T6">) </text:span></text:span><text:span text:style-name="Source_20_Text"><text:span text:style-name="T5">Do</text:span></text:span></text:p>
      <text:p text:style-name="Preformatted_20_Text"><text:span text:style-name="Source_20_Text"><text:span text:style-name="T4"><text:s text:c="2"/></text:span></text:span><text:span text:style-name="Source_20_Text"><text:span text:style-name="T5">Begin</text:span></text:span></text:p>
      <text:p text:style-name="Preformatted_20_Text"><text:span text:style-name="Source_20_Text"><text:span text:style-name="T4"><text:s text:c="4"/></text:span></text:span><text:span text:style-name="Source_20_Text"><text:span text:style-name="T5">if </text:span></text:span><text:span text:style-name="Source_20_Text"><text:span text:style-name="T4">t</text:span></text:span><text:span text:style-name="Source_20_Text"><text:span text:style-name="T6">[</text:span></text:span><text:span text:style-name="Source_20_Text"><text:span text:style-name="T4">i</text:span></text:span><text:span text:style-name="Source_20_Text"><text:span text:style-name="T6">] = </text:span></text:span><text:span text:style-name="Source_20_Text"><text:span text:style-name="T4">v </text:span></text:span><text:span text:style-name="Source_20_Text"><text:span text:style-name="T5">then </text:span></text:span><text:span text:style-name="Source_20_Text"><text:span text:style-name="T4">p </text:span></text:span><text:span text:style-name="Source_20_Text"><text:span text:style-name="T6">:= </text:span></text:span><text:span text:style-name="Source_20_Text"><text:span text:style-name="T4">i </text:span></text:span><text:span text:style-name="Source_20_Text"><text:span text:style-name="T5">else </text:span></text:span><text:span text:style-name="Source_20_Text"><text:span text:style-name="T4">i </text:span></text:span><text:span text:style-name="Source_20_Text"><text:span text:style-name="T6">:= </text:span></text:span><text:span text:style-name="Source_20_Text"><text:span text:style-name="T4">i </text:span></text:span><text:span text:style-name="Source_20_Text"><text:span text:style-name="T6">+ </text:span></text:span><text:span text:style-name="Source_20_Text"><text:span text:style-name="T7">1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End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4">Recherche </text:span></text:span><text:span text:style-name="Source_20_Text"><text:span text:style-name="T6">:= </text:span></text:span><text:span text:style-name="Source_20_Text"><text:span text:style-name="T4">p</text:span></text:span><text:span text:style-name="Source_20_Text"><text:span text:style-name="T6">;</text:span></text:span></text:p>
      <text:p text:style-name="Preformatted_20_Text"><text:span text:style-name="Source_20_Text"><text:span text:style-name="T5">End</text:span></text:span><text:span text:style-name="Source_20_Text"><text:span text:style-name="T6">;</text:span></text:span></text:p>
      <text:p text:style-name="Preformatted_20_Text"/>
      <text:p text:style-name="Preformatted_20_Text"><text:span text:style-name="Source_20_Text"><text:span text:style-name="T5">Procedure </text:span></text:span><text:span text:style-name="Source_20_Text"><text:span text:style-name="T4">Remplir</text:span></text:span><text:span text:style-name="Source_20_Text"><text:span text:style-name="T6">(</text:span></text:span><text:span text:style-name="Source_20_Text"><text:span text:style-name="T5">var </text:span></text:span><text:span text:style-name="Source_20_Text"><text:span text:style-name="T4">t</text:span></text:span><text:span text:style-name="Source_20_Text"><text:span text:style-name="T6">:</text:span></text:span><text:span text:style-name="Source_20_Text"><text:span text:style-name="T4">tab</text:span></text:span><text:span text:style-name="Source_20_Text"><text:span text:style-name="T6">; </text:span></text:span><text:span text:style-name="Source_20_Text"><text:span text:style-name="T5">var </text:span></text:span><text:span text:style-name="Source_20_Text"><text:span text:style-name="T4">n</text:span></text:span><text:span text:style-name="Source_20_Text"><text:span text:style-name="T6">:</text:span></text:span><text:span text:style-name="Source_20_Text"><text:span text:style-name="T4">integer</text:span></text:span><text:span text:style-name="Source_20_Text"><text:span text:style-name="T6">);</text:span></text:span></text:p>
      <text:p text:style-name="Preformatted_20_Text"><text:span text:style-name="Source_20_Text"><text:span text:style-name="T5">Var</text:span></text:span></text:p>
      <text:p text:style-name="Preformatted_20_Text"><text:span text:style-name="Source_20_Text"><text:span text:style-name="T4"><text:s text:c="2"/>i</text:span></text:span><text:span text:style-name="Source_20_Text"><text:span text:style-name="T6">: </text:span></text:span><text:span text:style-name="Source_20_Text"><text:span text:style-name="T4">integer</text:span></text:span><text:span text:style-name="Source_20_Text"><text:span text:style-name="T6">;</text:span></text:span></text:p>
      <text:p text:style-name="Preformatted_20_Text"><text:span text:style-name="Source_20_Text"><text:span text:style-name="T5">Begin</text:span></text:span></text:p>
      <text:p text:style-name="Preformatted_20_Text"><text:span text:style-name="Source_20_Text"><text:span text:style-name="T4"><text:s text:c="2"/></text:span></text:span><text:span text:style-name="Source_20_Text"><text:span text:style-name="T5">Repeat</text:span></text:span></text:p>
      <text:p text:style-name="Preformatted_20_Text"><text:span text:style-name="Source_20_Text"><text:span text:style-name="T4"><text:s text:c="4"/>Write</text:span></text:span><text:span text:style-name="Source_20_Text"><text:span text:style-name="T6">(</text:span></text:span><text:span text:style-name="Source_20_Text"><text:span text:style-name="T8">'Donner le Nbre de Patients ? '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4">Readln</text:span></text:span><text:span text:style-name="Source_20_Text"><text:span text:style-name="T6">(</text:span></text:span><text:span text:style-name="Source_20_Text"><text:span text:style-name="T4">n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until </text:span></text:span><text:span text:style-name="Source_20_Text"><text:span text:style-name="T6">(</text:span></text:span><text:span text:style-name="Source_20_Text"><text:span text:style-name="T7">3 </text:span></text:span><text:span text:style-name="Source_20_Text"><text:span text:style-name="T6">&lt;= </text:span></text:span><text:span text:style-name="Source_20_Text"><text:span text:style-name="T4">n</text:span></text:span><text:span text:style-name="Source_20_Text"><text:span text:style-name="T6">) </text:span></text:span><text:span text:style-name="Source_20_Text"><text:span text:style-name="T5">and </text:span></text:span><text:span text:style-name="Source_20_Text"><text:span text:style-name="T6">(</text:span></text:span><text:span text:style-name="Source_20_Text"><text:span text:style-name="T4">n </text:span></text:span><text:span text:style-name="Source_20_Text"><text:span text:style-name="T6">&lt;= </text:span></text:span><text:span text:style-name="Source_20_Text"><text:span text:style-name="T7">100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for </text:span></text:span><text:span text:style-name="Source_20_Text"><text:span text:style-name="T4">i </text:span></text:span><text:span text:style-name="Source_20_Text"><text:span text:style-name="T6">:= </text:span></text:span><text:span text:style-name="Source_20_Text"><text:span text:style-name="T7">1 </text:span></text:span><text:span text:style-name="Source_20_Text"><text:span text:style-name="T5">to </text:span></text:span><text:span text:style-name="Source_20_Text"><text:span text:style-name="T4">n </text:span></text:span><text:span text:style-name="Source_20_Text"><text:span text:style-name="T5">do</text:span></text:span></text:p>
      <text:p text:style-name="Preformatted_20_Text"><text:span text:style-name="Source_20_Text"><text:span text:style-name="T4"><text:s text:c="4"/></text:span></text:span><text:span text:style-name="Source_20_Text"><text:span text:style-name="T5">Repeat</text:span></text:span></text:p>
      <text:p text:style-name="Preformatted_20_Text"><text:span text:style-name="Source_20_Text"><text:span text:style-name="T4"><text:s text:c="6"/>Write</text:span></text:span><text:span text:style-name="Source_20_Text"><text:span text:style-name="T6">(</text:span></text:span><text:span text:style-name="Source_20_Text"><text:span text:style-name="T8">'Patient n°'</text:span></text:span><text:span text:style-name="Source_20_Text"><text:span text:style-name="T6">, </text:span></text:span><text:span text:style-name="Source_20_Text"><text:span text:style-name="T4">i</text:span></text:span><text:span text:style-name="Source_20_Text"><text:span text:style-name="T6">, </text:span></text:span><text:span text:style-name="Source_20_Text"><text:span text:style-name="T8">' ? '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6"/></text:span></text:span><text:span text:style-name="Source_20_Text"><text:span text:style-name="T4">Readln</text:span></text:span><text:span text:style-name="Source_20_Text"><text:span text:style-name="T6">(</text:span></text:span><text:span text:style-name="Source_20_Text"><text:span text:style-name="T4">t</text:span></text:span><text:span text:style-name="Source_20_Text"><text:span text:style-name="T6">[</text:span></text:span><text:span text:style-name="Source_20_Text"><text:span text:style-name="T4">i</text:span></text:span><text:span text:style-name="Source_20_Text"><text:span text:style-name="T6">]);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5">Until </text:span></text:span><text:span text:style-name="Source_20_Text"><text:span text:style-name="T4">Recherche</text:span></text:span><text:span text:style-name="Source_20_Text"><text:span text:style-name="T6">(</text:span></text:span><text:span text:style-name="Source_20_Text"><text:span text:style-name="T4">t</text:span></text:span><text:span text:style-name="Source_20_Text"><text:span text:style-name="T6">, </text:span></text:span><text:span text:style-name="Source_20_Text"><text:span text:style-name="T4">i</text:span></text:span><text:span text:style-name="Source_20_Text"><text:span text:style-name="T6">-</text:span></text:span><text:span text:style-name="Source_20_Text"><text:span text:style-name="T7">1</text:span></text:span><text:span text:style-name="Source_20_Text"><text:span text:style-name="T6">, </text:span></text:span><text:span text:style-name="Source_20_Text"><text:span text:style-name="T4">t</text:span></text:span><text:span text:style-name="Source_20_Text"><text:span text:style-name="T6">[</text:span></text:span><text:span text:style-name="Source_20_Text"><text:span text:style-name="T4">i</text:span></text:span><text:span text:style-name="Source_20_Text"><text:span text:style-name="T6">]) = </text:span></text:span><text:span text:style-name="Source_20_Text"><text:span text:style-name="T7">0</text:span></text:span><text:span text:style-name="Source_20_Text"><text:span text:style-name="T6">;</text:span></text:span></text:p>
      <text:p text:style-name="Preformatted_20_Text"><text:span text:style-name="Source_20_Text"><text:span text:style-name="T5">End</text:span></text:span><text:span text:style-name="Source_20_Text"><text:span text:style-name="T6">;</text:span></text:span></text:p>
      <text:p text:style-name="Preformatted_20_Text"/>
      <text:p text:style-name="Preformatted_20_Text"><text:span text:style-name="Source_20_Text"><text:span text:style-name="T5">var</text:span></text:span></text:p>
      <text:p text:style-name="Preformatted_20_Text"><text:span text:style-name="Source_20_Text"><text:span text:style-name="T4"><text:s text:c="2"/>noms</text:span></text:span><text:span text:style-name="Source_20_Text"><text:span text:style-name="T6">: </text:span></text:span><text:span text:style-name="Source_20_Text"><text:span text:style-name="T4">tab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4">nom_patient</text:span></text:span><text:span text:style-name="Source_20_Text"><text:span text:style-name="T6">: </text:span></text:span><text:span text:style-name="Source_20_Text"><text:span text:style-name="T5">string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4">np</text:span></text:span><text:span text:style-name="Source_20_Text"><text:span text:style-name="T6">, </text:span></text:span><text:span text:style-name="Source_20_Text"><text:span text:style-name="T4">nf</text:span></text:span><text:span text:style-name="Source_20_Text"><text:span text:style-name="T6">: </text:span></text:span><text:span text:style-name="Source_20_Text"><text:span text:style-name="T4">integer</text:span></text:span><text:span text:style-name="Source_20_Text"><text:span text:style-name="T6">;</text:span></text:span></text:p>
      <text:p text:style-name="Preformatted_20_Text"><text:span text:style-name="Source_20_Text"><text:span text:style-name="T5">begin</text:span></text:span></text:p>
      <text:p text:style-name="Preformatted_20_Text"><text:span text:style-name="Source_20_Text"><text:span text:style-name="T4"><text:s text:c="2"/>Remplir</text:span></text:span><text:span text:style-name="Source_20_Text"><text:span text:style-name="T6">(</text:span></text:span><text:span text:style-name="Source_20_Text"><text:span text:style-name="T4">noms</text:span></text:span><text:span text:style-name="Source_20_Text"><text:span text:style-name="T6">, </text:span></text:span><text:span text:style-name="Source_20_Text"><text:span text:style-name="T4">np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Repeat</text:span></text:span></text:p>
      <text:p text:style-name="Preformatted_20_Text"><text:span text:style-name="Source_20_Text"><text:span text:style-name="T4"><text:s text:c="4"/>Write</text:span></text:span><text:span text:style-name="Source_20_Text"><text:span text:style-name="T6">(</text:span></text:span><text:span text:style-name="Source_20_Text"><text:span text:style-name="T8">'Patient à rechercher ? '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4">Readln</text:span></text:span><text:span text:style-name="Source_20_Text"><text:span text:style-name="T6">(</text:span></text:span><text:span text:style-name="Source_20_Text"><text:span text:style-name="T4">nom_patient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4">nf </text:span></text:span><text:span text:style-name="Source_20_Text"><text:span text:style-name="T6">:= </text:span></text:span><text:span text:style-name="Source_20_Text"><text:span text:style-name="T4">Recherche</text:span></text:span><text:span text:style-name="Source_20_Text"><text:span text:style-name="T6">(</text:span></text:span><text:span text:style-name="Source_20_Text"><text:span text:style-name="T4">noms</text:span></text:span><text:span text:style-name="Source_20_Text"><text:span text:style-name="T6">, </text:span></text:span><text:span text:style-name="Source_20_Text"><text:span text:style-name="T4">np</text:span></text:span><text:span text:style-name="Source_20_Text"><text:span text:style-name="T6">, </text:span></text:span><text:span text:style-name="Source_20_Text"><text:span text:style-name="T4">nom_patient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5">if </text:span></text:span><text:span text:style-name="Source_20_Text"><text:span text:style-name="T4">nf </text:span></text:span><text:span text:style-name="Source_20_Text"><text:span text:style-name="T6">= </text:span></text:span><text:span text:style-name="Source_20_Text"><text:span text:style-name="T7">0 </text:span></text:span><text:span text:style-name="Source_20_Text"><text:span text:style-name="T5">Then</text:span></text:span></text:p>
      <text:p text:style-name="Preformatted_20_Text"><text:span text:style-name="Source_20_Text"><text:span text:style-name="T4"><text:s text:c="6"/>Writeln</text:span></text:span><text:span text:style-name="Source_20_Text"><text:span text:style-name="T6">(</text:span></text:span><text:span text:style-name="Source_20_Text"><text:span text:style-name="T8">'Le patient est introuvable'</text:span></text:span><text:span text:style-name="Source_20_Text"><text:span text:style-name="T6">)</text:span></text:span></text:p>
      <text:p text:style-name="Preformatted_20_Text"><text:span text:style-name="Source_20_Text"><text:span text:style-name="T6"><text:s text:c="4"/></text:span></text:span><text:span text:style-name="Source_20_Text"><text:span text:style-name="T5">else</text:span></text:span></text:p>
      <text:p text:style-name="Preformatted_20_Text"><text:span text:style-name="Source_20_Text"><text:span text:style-name="T4"><text:s text:c="6"/>Writeln</text:span></text:span><text:span text:style-name="Source_20_Text"><text:span text:style-name="T6">(</text:span></text:span><text:span text:style-name="Source_20_Text"><text:span text:style-name="T8">'Fiche n°'</text:span></text:span><text:span text:style-name="Source_20_Text"><text:span text:style-name="T6">, </text:span></text:span><text:span text:style-name="Source_20_Text"><text:span text:style-name="T4">nf</text:span></text:span><text:span text:style-name="Source_20_Text"><text:span text:style-name="T6">)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5">Until </text:span></text:span><text:span text:style-name="Source_20_Text"><text:span text:style-name="T4">Upcase</text:span></text:span><text:span text:style-name="Source_20_Text"><text:span text:style-name="T6">(</text:span></text:span><text:span text:style-name="Source_20_Text"><text:span text:style-name="T4">nom_patient</text:span></text:span><text:span text:style-name="Source_20_Text"><text:span text:style-name="T6">) = </text:span></text:span><text:span text:style-name="Source_20_Text"><text:span text:style-name="T8">'FIN'</text:span></text:span><text:span text:style-name="Source_20_Text"><text:span text:style-name="T6">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4">Readln</text:span></text:span><text:span text:style-name="Source_20_Text"><text:span text:style-name="T6">;</text:span></text:span></text:p>
      <text:p text:style-name="Preformatted_20_Text"><text:span text:style-name="Source_20_Text"><text:span text:style-name="T5">end</text:span></text:span><text:span text:style-name="Source_20_Text"><text:span text:style-name="T6">.</text:span></text:span></text:p>
      <text:p text:style-name="Preformatted_20_Text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1.5pt solid #000000" fo:border-bottom="none"/>
      <style:text-properties officeooo:rsid="000fe7fb" officeooo:paragraph-rsid="000fe7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5:28:22.553397673</meta:creation-date>
    <dc:date>2022-04-02T16:08:22.339419547</dc:date>
    <meta:editing-duration>PT14M26S</meta:editing-duration>
    <meta:editing-cycles>4</meta:editing-cycles>
    <meta:generator>LibreOffice/7.3.1.3$Linux_X86_64 LibreOffice_project/eead5aec017556e2cdbf9dfff06537ec58969b73</meta:generator>
    <meta:document-statistic meta:table-count="5" meta:image-count="0" meta:object-count="0" meta:page-count="2" meta:paragraph-count="104" meta:word-count="311" meta:character-count="1809" meta:non-whitespace-character-count="1417"/>
  </office:meta>
</office:document-meta>
</file>